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OleObj9" manifest:media-type="application/octet-stream"/>
  <manifest:file-entry manifest:full-path="OleObj10" manifest:media-type="application/octet-stream"/>
  <manifest:file-entry manifest:full-path="OleObj1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6.00pt" fo:font-weight="bold" fo:font-family="'Times New Roman'" style:font-family-asian="'Times New Roman'" style:font-family-complex="'Times New Roman'" fo:background-color="transparent" fo:color="#000000"/>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26.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6.00pt" fo:font-weight="bold" fo:font-family="'Times New Roman'" style:font-family-asian="'Times New Roman'" style:font-family-complex="'Times New Roman'" fo:background-color="transparent" fo:color="#000000"/>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6.00pt" fo:font-weight="normal" fo:font-family="'Times New Roman'" style:font-family-asian="'Times New Roman'" style:font-family-complex="'Times New Roman'" fo:background-color="transparent" fo:color="#2e74b5"/>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fo:font-family="'Times New Roman'" style:font-family-asian="'Times New Roman'" style:font-family-complex="'Times New Roman'" fo:background-color="transparent" style:use-window-font-color="true"/>
    </style:style>
    <style:style style:name="T10" style:family="text">
      <style:text-properties fo:font-size="16.00pt" fo:font-weight="normal" fo:font-family="'Times New Roman'" style:font-family-asian="'Times New Roman'" style:font-family-complex="'Times New Roman'" fo:background-color="transparent" fo:color="#2e74b5"/>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2.00pt" fo:font-weight="normal" fo:font-family="'Times New Roman'" style:font-family-asian="'Times New Roman'" style:font-family-complex="'Times New Roman'" fo:background-color="transparent" style:use-window-font-color="true"/>
    </style:style>
    <style:style style:name="T13" style:family="text">
      <style:text-properties fo:font-size="12.00pt" fo:font-weight="normal" fo:font-family="'Times New Roman'" style:font-family-asian="'Times New Roman'" style:font-family-complex="'Times New Roman'" fo:background-color="transparent" style:use-window-font-color="true"/>
    </style:style>
    <style:style style:name="T14" style:family="text">
      <style:text-properties fo:font-size="12.00pt" fo:font-weight="normal" fo:font-family="'Times New Roman'" style:font-family-asian="'Times New Roman'" style:font-family-complex="'Times New Roman'" fo:background-color="transparent" style:use-window-font-color="true"/>
    </style:style>
    <style:style style:name="T15" style:family="text">
      <style:text-properties fo:font-size="12.00pt" fo:font-weight="normal" fo:font-family="'Times New Roman'" style:font-family-asian="'Times New Roman'" style:font-family-complex="'Times New Roman'"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6.00pt" fo:font-weight="normal" fo:font-family="'Times New Roman'" style:font-family-asian="'Times New Roman'" style:font-family-complex="'Times New Roman'" fo:background-color="transparent" fo:color="#2e74b5"/>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2.00pt" fo:font-weight="normal" fo:font-family="'Times New Roman'" style:font-family-asian="'Times New Roman'" style:font-family-complex="'Times New Roman'" fo:background-color="transparent" style:use-window-font-color="true"/>
    </style:style>
    <style:style style:name="T20" style:family="text">
      <style:text-properties fo:font-size="12.00pt" fo:font-weight="normal" fo:font-family="'Times New Roman'" style:font-family-asian="'Times New Roman'" style:font-family-complex="'Times New Roman'" fo:background-color="transparent" style:use-window-font-color="true"/>
    </style:style>
    <style:style style:name="T21" style:family="text">
      <style:text-properties fo:font-size="12.00pt" fo:font-weight="normal" fo:font-family="'Times New Roman'" style:font-family-asian="'Times New Roman'" style:font-family-complex="'Times New Roman'" fo:background-color="transparent" style:use-window-font-color="true"/>
    </style:style>
    <style:style style:name="T22" style:family="text">
      <style:text-properties fo:font-size="12.00pt" fo:font-weight="normal" fo:font-family="'Times New Roman'" style:font-family-asian="'Times New Roman'" style:font-family-complex="'Times New Roman'"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25"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26"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27"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2.00pt" fo:font-weight="normal" fo:font-family="'Times New Roman'" style:font-family-asian="'Times New Roman'" style:font-family-complex="'Times New Roman'"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2.00pt" fo:font-weight="normal" fo:font-family="'Times New Roman'" style:font-family-asian="'Times New Roman'" style:font-family-complex="'Times New Roman'" fo:background-color="transparent" style:use-window-font-color="true"/>
    </style:style>
    <style:style style:name="T32" style:family="text">
      <style:text-properties fo:font-size="12.00pt" fo:font-weight="normal" fo:font-family="'Times New Roman'" style:font-family-asian="'Times New Roman'" style:font-family-complex="'Times New Roman'"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35"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36"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2.00pt" fo:font-weight="normal" fo:font-family="'Times New Roman'" style:font-family-asian="'Times New Roman'" style:font-family-complex="'Times New Roman'"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41"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42"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43" style:family="text">
      <style:text-properties fo:font-size="12.00pt" fo:font-weight="normal" fo:font-family="'Times New Roman'" style:font-family-asian="'Times New Roman'" style:font-family-complex="'Times New Roman'"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46"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47"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48" style:family="text">
      <style:text-properties fo:font-size="12.00pt" fo:font-weight="normal" fo:font-family="'Times New Roman'" style:font-family-asian="'Times New Roman'" style:font-family-complex="'Times New Roman'" fo:background-color="transparent" fo:color="#000000"/>
    </style:style>
    <style:style style:name="T49" style:family="text">
      <style:text-properties fo:font-size="11.00pt" fo:font-weight="normal" fo:font-family="'Times New Roman'" style:font-family-asian="'Times New Roman'" style:font-family-complex="'Times New Roman'" fo:background-color="transparent" fo:color="#000000"/>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2.00pt" fo:font-weight="normal" fo:font-family="'Times New Roman'" style:font-family-asian="'Times New Roman'" style:font-family-complex="'Times New Roman'" fo:background-color="transparent" fo:color="#000000"/>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2.00pt" fo:font-weight="normal" fo:font-family="'Times New Roman'" style:font-family-asian="'Times New Roman'" style:font-family-complex="'Times New Roman'" fo:background-color="transparent" fo:color="#000000"/>
    </style:style>
    <style:style style:name="T54" style:family="text">
      <style:text-properties fo:font-size="11.00pt" fo:font-weight="normal" fo:font-family="'Times New Roman'" style:font-family-asian="'Times New Roman'" style:font-family-complex="'Times New Roman'" fo:background-color="transparent" fo:color="#000000"/>
    </style:style>
    <style:style style:name="T55"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56"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57"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58"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2.00pt" fo:font-weight="normal" fo:font-family="'Times New Roman'" style:font-family-asian="'Times New Roman'" style:font-family-complex="'Times New Roman'" fo:background-color="transparent" fo:color="#000000"/>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63"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64"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2.00pt" fo:font-weight="normal" fo:font-family="'Times New Roman'" style:font-family-asian="'Times New Roman'" style:font-family-complex="'Times New Roman'" fo:background-color="transparent" fo:color="#000000"/>
    </style:style>
    <style:style style:name="T67"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68"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69"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2.00pt" fo:font-weight="normal" fo:font-family="'Times New Roman'" style:font-family-asian="'Times New Roman'" style:font-family-complex="'Times New Roman'"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74" style:family="text">
      <style:text-properties fo:font-size="12.00pt" fo:font-weight="normal" fo:font-family="'Times New Roman'" style:font-family-asian="'Times New Roman'" style:font-family-complex="'Times New Roman'" fo:background-color="transparent" style:use-window-font-color="true"/>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6.00pt" fo:font-weight="normal" fo:font-family="'Times New Roman'" style:font-family-asian="'Times New Roman'" style:font-family-complex="'Times New Roman'" fo:background-color="transparent" fo:color="#2e74b5"/>
    </style:style>
    <style:style style:name="T77" style:family="text">
      <style:text-properties fo:font-size="12.00pt" fo:font-weight="normal" fo:font-family="'Times New Roman'" style:font-family-asian="'Times New Roman'" style:font-family-complex="'Times New Roman'"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6.00pt" fo:font-weight="normal" fo:font-family="'Times New Roman'" style:font-family-asian="'Times New Roman'" style:font-family-complex="'Times New Roman'" fo:background-color="transparent" fo:color="#2e74b5"/>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2.00pt" fo:font-weight="normal" fo:font-family="'Times New Roman'" style:font-family-asian="'Times New Roman'" style:font-family-complex="'Times New Roman'" fo:background-color="transparent" style:use-window-font-color="true"/>
    </style:style>
    <style:style style:name="T82"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83" style:family="text">
      <style:text-properties fo:font-size="12.00pt" fo:font-weight="normal" fo:font-family="'Times New Roman'" style:font-family-asian="'Times New Roman'" style:font-family-complex="'Times New Roman'" fo:background-color="transparent" style:use-window-font-color="true"/>
    </style:style>
    <style:style style:name="T8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85" style:family="text">
      <style:text-properties fo:font-size="12.00pt" fo:font-weight="normal" fo:font-family="'Times New Roman'" style:font-family-asian="'Times New Roman'" style:font-family-complex="'Times New Roman'" fo:background-color="transparent" style:use-window-font-color="true"/>
    </style:style>
    <style:style style:name="T86" style:family="text">
      <style:text-properties fo:font-size="12.00pt" fo:font-weight="normal" fo:font-family="'Times New Roman'" style:font-family-asian="'Times New Roman'" style:font-family-complex="'Times New Roman'" fo:background-color="transparent" fo:color="#000000"/>
    </style:style>
    <style:style style:name="T8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88" style:family="text">
      <style:text-properties fo:font-size="11.00pt" fo:font-weight="normal" fo:font-family="Calibri" style:font-family-asian="Calibri" style:font-family-complex="Calibri" fo:background-color="transparent" fo:color="#000000"/>
    </style:style>
    <style:style style:name="T89"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50.00%" fo:text-align="center"/>
    </style:style>
    <style:style style:name="P2" style:family="paragraph">
      <style:paragraph-properties fo:line-height="150.00%" fo:text-align="justify"/>
    </style:style>
    <style:style style:name="P3" style:family="paragraph">
      <style:paragraph-properties fo:line-height="150.00%" fo:text-align="center"/>
    </style:style>
    <style:style style:name="P4" style:family="paragraph">
      <style:paragraph-properties fo:line-height="150.00%" fo:text-align="justify"/>
    </style:style>
    <text:list-style style:name="L5">
      <text:list-level-style-bullet text:level="1" text:bullet-char="•">
        <style:list-level-properties text:space-before="0.00pt" text:min-label-width="18.00pt"/>
        <style:text-properties fo:font-family="Symbol"/>
      </text:list-level-style-bullet>
    </text:list-style>
    <style:style style:name="P5" style:family="paragraph">
      <style:paragraph-properties fo:line-height="150.00%" fo:text-align="justify" fo:margin-left="-18.00pt" fo:text-indent="18.00pt" fo:margin-top="12.00pt"/>
    </style:style>
    <style:style style:name="P6" style:family="paragraph">
      <style:paragraph-properties fo:line-height="150.00%" fo:text-align="justify" fo:margin-bottom="6.00pt"/>
    </style:style>
    <style:style style:name="P7" style:family="paragraph">
      <style:paragraph-properties fo:line-height="150.00%" fo:text-align="justify"/>
    </style:style>
    <text:list-style style:name="L8">
      <text:list-level-style-bullet text:level="1" text:bullet-char="•">
        <style:list-level-properties text:space-before="0.00pt" text:min-label-width="18.00pt"/>
        <style:text-properties fo:font-family="Symbol"/>
      </text:list-level-style-bullet>
    </text:list-style>
    <style:style style:name="P8" style:family="paragraph">
      <style:paragraph-properties fo:line-height="150.00%" fo:text-align="justify" fo:margin-left="-18.00pt" fo:text-indent="18.00pt" fo:margin-top="12.00pt"/>
    </style:style>
    <style:style style:name="P9" style:family="paragraph">
      <style:paragraph-properties fo:line-height="150.00%" fo:text-align="justify" fo:margin-bottom="6.00pt"/>
    </style:style>
    <style:style style:name="P10" style:family="paragraph">
      <style:paragraph-properties fo:line-height="150.00%" fo:text-align="justify"/>
    </style:style>
    <text:list-style style:name="L11">
      <text:list-level-style-bullet text:level="1" text:bullet-char="•">
        <style:list-level-properties text:space-before="0.00pt" text:min-label-width="18.00pt"/>
        <style:text-properties fo:font-family="Symbol"/>
      </text:list-level-style-bullet>
    </text:list-style>
    <style:style style:name="P11" style:family="paragraph">
      <style:paragraph-properties fo:line-height="150.00%" fo:text-align="justify" fo:margin-left="-18.00pt" fo:text-indent="18.00pt" fo:margin-top="12.00pt"/>
    </style:style>
    <style:style style:name="P12" style:family="paragraph">
      <style:paragraph-properties fo:line-height="150.00%" fo:text-align="justify"/>
    </style:style>
    <style:style style:name="P13" style:family="paragraph">
      <style:paragraph-properties fo:line-height="100.00%" fo:text-align="justify"/>
    </style:style>
    <style:style style:name="P14" style:family="paragraph">
      <style:paragraph-properties fo:line-height="150.00%" fo:text-align="center"/>
    </style:style>
    <style:style style:name="P15" style:family="paragraph">
      <style:paragraph-properties fo:line-height="150.00%" fo:text-align="justify"/>
    </style:style>
    <style:style style:name="P16" style:family="paragraph">
      <style:paragraph-properties fo:line-height="150.00%" fo:text-align="justify"/>
    </style:style>
    <style:style style:name="P17" style:family="paragraph">
      <style:paragraph-properties fo:line-height="150.00%" fo:text-align="justify"/>
    </style:style>
    <style:style style:name="P18" style:family="paragraph">
      <style:paragraph-properties fo:line-height="150.00%" fo:text-align="center"/>
    </style:style>
    <style:style style:name="P19" style:family="paragraph">
      <style:paragraph-properties fo:line-height="150.00%" fo:text-align="justify"/>
    </style:style>
    <style:style style:name="P20" style:family="paragraph">
      <style:paragraph-properties fo:line-height="150.00%" fo:text-align="center"/>
    </style:style>
    <style:style style:name="P21" style:family="paragraph">
      <style:paragraph-properties fo:line-height="150.00%" fo:text-align="justify"/>
    </style:style>
    <style:style style:name="P22" style:family="paragraph">
      <style:paragraph-properties fo:line-height="150.00%" fo:text-align="center" fo:margin-bottom="14.15pt"/>
    </style:style>
    <style:style style:name="P23" style:family="paragraph">
      <style:paragraph-properties fo:line-height="150.00%" fo:text-align="justify" fo:margin-bottom="14.15pt"/>
    </style:style>
    <style:style style:name="P24" style:family="paragraph">
      <style:paragraph-properties fo:line-height="120.00%" fo:text-align="left" fo:margin-bottom="14.15pt"/>
    </style:style>
    <style:style style:name="P25" style:family="paragraph">
      <style:paragraph-properties fo:line-height="150.00%" fo:text-align="justify"/>
    </style:style>
    <style:style style:name="P26" style:family="paragraph">
      <style:paragraph-properties fo:line-height="150.00%" fo:text-align="justify" fo:margin-bottom="14.15pt"/>
    </style:style>
    <style:style style:name="P27" style:family="paragraph">
      <style:paragraph-properties fo:line-height="120.00%" fo:text-align="left" fo:margin-bottom="14.15pt"/>
    </style:style>
    <style:style style:name="P28" style:family="paragraph">
      <style:paragraph-properties fo:line-height="140.00%" fo:text-align="justify"/>
    </style:style>
    <style:style style:name="P29" style:family="paragraph">
      <style:paragraph-properties fo:line-height="120.00%" fo:text-align="left" fo:margin-bottom="14.15pt"/>
    </style:style>
    <style:style style:name="P30" style:family="paragraph">
      <style:paragraph-properties fo:line-height="150.00%" fo:text-align="center" fo:margin-left="-18.00pt" fo:text-indent="18.00pt" fo:margin-top="12.00pt"/>
    </style:style>
    <style:style style:name="P31" style:family="paragraph">
      <style:paragraph-properties fo:line-height="150.00%" fo:text-align="justify" fo:margin-top="12.00pt"/>
    </style:style>
    <style:style style:name="P32" style:family="paragraph">
      <style:paragraph-properties fo:line-height="150.00%" fo:text-align="center" fo:margin-left="-18.00pt" fo:text-indent="18.00pt" fo:margin-top="12.00pt"/>
    </style:style>
    <style:style style:name="P33" style:family="paragraph">
      <style:paragraph-properties fo:line-height="150.00%" fo:text-align="justify" fo:margin-top="12.00pt"/>
    </style:style>
    <style:style style:name="P34" style:family="paragraph">
      <style:paragraph-properties fo:line-height="150.00%" fo:text-align="center" fo:margin-left="-18.00pt" fo:text-indent="18.00pt" fo:margin-top="12.00pt"/>
    </style:style>
    <style:style style:name="P35" style:family="paragraph">
      <style:paragraph-properties fo:line-height="150.00%" fo:text-align="justify" fo:margin-left="-18.00pt" fo:text-indent="18.00pt" fo:margin-top="12.00pt"/>
    </style:style>
    <style:style style:name="P36" style:family="paragraph">
      <style:paragraph-properties fo:line-height="150.00%" fo:text-align="justify" fo:margin-top="12.00pt"/>
    </style:style>
    <style:style style:name="P37" style:family="paragraph">
      <style:paragraph-properties fo:line-height="150.00%" fo:text-align="justify" fo:margin-left="-18.00pt" fo:text-indent="18.00pt" fo:margin-top="12.00pt"/>
    </style:style>
    <style:style style:name="P38" style:family="paragraph">
      <style:paragraph-properties fo:line-height="100.00%" fo:text-align="justify" fo:margin-left="-18.00pt" fo:text-indent="18.00pt" fo:margin-top="12.00pt"/>
    </style:style>
    <style:style style:name="P39" style:family="paragraph">
      <style:paragraph-properties fo:line-height="100.00%" fo:text-align="center" fo:margin-left="-18.00pt" fo:text-indent="18.00pt" fo:margin-top="12.00pt"/>
    </style:style>
    <style:style style:name="P40" style:family="paragraph">
      <style:paragraph-properties fo:line-height="100.00%" fo:text-align="justify" fo:margin-left="-18.00pt" fo:text-indent="18.00pt" fo:margin-top="12.00pt"/>
    </style:style>
    <style:style style:name="P41" style:family="paragraph">
      <style:paragraph-properties fo:line-height="150.00%" fo:text-align="justify" fo:margin-left="-18.00pt" fo:text-indent="18.00pt" fo:margin-top="12.00pt"/>
    </style:style>
    <style:style style:name="P42" style:family="paragraph">
      <style:paragraph-properties fo:line-height="150.00%" fo:text-align="justify" fo:margin-top="12.00pt"/>
    </style:style>
    <text:list-style style:name="L43">
      <text:list-level-style-bullet text:level="1" text:bullet-char="•">
        <style:list-level-properties text:space-before="0.00pt" text:min-label-width="18.00pt"/>
        <style:text-properties fo:font-family="Symbol"/>
      </text:list-level-style-bullet>
    </text:list-style>
    <style:style style:name="P43" style:family="paragraph">
      <style:paragraph-properties fo:line-height="150.00%" fo:text-align="justify" fo:margin-left="-18.00pt" fo:text-indent="18.00pt" fo:margin-top="12.00pt"/>
    </style:style>
    <style:style style:name="P44" style:family="paragraph">
      <style:paragraph-properties fo:line-height="150.00%" fo:text-align="justify" fo:margin-bottom="6.00pt"/>
    </style:style>
    <style:style style:name="P45" style:family="paragraph">
      <style:paragraph-properties fo:line-height="150.00%" fo:text-align="justify"/>
    </style:style>
    <text:list-style style:name="L46">
      <text:list-level-style-bullet text:level="1" text:bullet-char="•">
        <style:list-level-properties text:space-before="0.00pt" text:min-label-width="18.00pt"/>
        <style:text-properties fo:font-family="Symbol"/>
      </text:list-level-style-bullet>
    </text:list-style>
    <style:style style:name="P46" style:family="paragraph">
      <style:paragraph-properties fo:line-height="150.00%" fo:text-align="justify" fo:margin-left="-18.00pt" fo:text-indent="18.00pt" fo:margin-top="12.00pt"/>
    </style:style>
    <style:style style:name="P47" style:family="paragraph">
      <style:paragraph-properties fo:line-height="150.00%" fo:text-align="justify" fo:margin-bottom="6.00pt"/>
    </style:style>
    <style:style style:name="P48" style:family="paragraph">
      <style:paragraph-properties fo:line-height="150.00%" fo:text-align="justify"/>
    </style:style>
  </office:automatic-styles>
  <office:body>
    <office:text>
      <text:p text:style-name="P1"><text:span text:style-name="T1">UNIVERSIDADE FEDERAL DE MINAS GERAIS</text:span></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3"><text:span text:style-name="T3">Trabalho de Estatística</text:span></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5">Celso Junio Simões de Oliveira Santos</text:span></text:p>
      <text:p text:style-name="P4"><text:span text:style-name="T5">Felipe</text:span></text:p>
      <text:p text:style-name="P4"><text:span text:style-name="T5">Leandro Marques Venceslau de Souza</text:span></text:p>
      <text:p text:style-name="P4"><text:span text:style-name="T5">Lucas Marinho Morais dos Reis</text:span></text:p>
      <text:p text:style-name="P4"><text:span text:style-name="T5">Matheus Ferreira Coelho</text:span></text:p>
      <text:p text:style-name="P4"><text:span text:style-name="T5">Willian Douglas Brito Braga</text:span></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list text:style-name="L5">
        <text:list-item>
          <text:p text:style-name="P5"><text:span text:style-name="T7">INTRODUÇÃO</text:span></text:p>
        </text:list-item>
      </text:list>
      <text:p text:style-name="P6"><text:span text:style-name="T8"/></text:p>
      <text:p text:style-name="P6"><text:span text:style-name="T9"><text:tab/>Um banco de dados foi formulado a partir de um questionário aplicado na turma TN do curso de Estatística e Probabilidades, ministrado pela professora Lourdes Coral Contreras Montenegro em 2019/02.</text:span></text:p>
      <text:p text:style-name="P7"><text:span text:style-name="T9"><text:tab/>Este trabalho tem como objetivo estabelecer e analisar relações entre as diferentes variáveis presentes nessa database, de forma a extrair informações relevantes, tudo isso pautado na teoria estatística aprendida em sala de aula.</text:span></text:p>
      <text:list text:style-name="L8">
        <text:list-item>
          <text:p text:style-name="P8"><text:span text:style-name="T10">METODOLOGIA</text:span></text:p>
        </text:list-item>
      </text:list>
      <text:p text:style-name="P9"><text:span text:style-name="T11"/></text:p>
      <text:p text:style-name="P10"><text:span text:style-name="T12"><text:tab/>Os dados foram estudados com o auxílio do software - “R: The Project for Statistical Computing”. O código utilizado para criar os gráficos, tabelas assim como extrair as informações do dataset estão disponíveis no apêndice.</text:span></text:p>
      <text:p text:style-name="P10"><text:span text:style-name="T12"><text:tab/>Quanto às análises : exibimos um recurso gráfico informacional cuja forma de exposição depende da natureza da varíavel observada<text:s/></text:span><text:span text:style-name="T13">–</text:span><text:span text:style-name="T14"><text:s/>vari</text:span><text:span text:style-name="T15">áveis quantitativas contínuas, por exemplo, têm como preferência a utilização de histogramas.</text:span></text:p>
      <text:p text:style-name="P10"><text:span text:style-name="T15"><text:tab/>Na hora de estabelecer inter-relações entre as diferentes variáveis poderão ser utilizadas diferentes medidas quando aplicável ( ambas as variáveis são de natureza quantitativa ). São elas :</text:span></text:p>
      <text:p text:style-name="P10"><text:span text:style-name="T15"><text:tab/>- Medidas de Tendência Central (Média, Mediana, Moda).</text:span></text:p>
      <text:p text:style-name="P10"><text:span text:style-name="T15"><text:tab/>- Medidas de Variabilidade (Amplitude entre terceiro e segundo quartil, Desvio Padrão).</text:span></text:p>
      <text:p text:style-name="P10"><text:span text:style-name="T15"><text:tab/>Caso realizadas comparações quanto aos níveis de dispersão de variáveis com medidas </text:span></text:p>
      <text:p text:style-name="P10"><text:span text:style-name="T15">e/ou tipos diferentes (i.e altura e sexo) será utilizado o Coeficiente de Variação.</text:span></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list text:style-name="L11">
        <text:list-item>
          <text:p text:style-name="P11"><text:span text:style-name="T17">RESULTADOS</text:span></text:p>
        </text:list-item>
      </text:list>
      <text:p text:style-name="P12"><draw:frame text:anchor-type="as-char" svg:width="169.07mm" svg:height="121.44mm" style:rel-width="scale" style:rel-height="scale"><draw:object-ole xlink:href="OleObj1"/><draw:image xlink:href="ObjectReplacements/OleObj1"/></draw:frame><text:span text:style-name="T18"/></text:p>
      <text:p text:style-name="P12"><text:span text:style-name="T19"><text:tab/>O gráfico acima mostra que a frequência relativa de homens é maior que a de mulheres para a maioria dos casos observados ( 9 em 13 ), com exceção para os cursos<text:s/></text:span><text:span text:style-name="T20">–</text:span><text:span text:style-name="T21"><text:s/>Engenharias Ambiental, Controle de Automa</text:span><text:span text:style-name="T22">ção (EC) e Mecânica, assim como Química. Outro aspecto interessante é que existe um conjunto de 8 cursos frequentados apenas por um sexo, sendo 6 deles somente por homens e dois deles ( EC, Química ) apenas por mulheres. Por fim, há um único curso (Engenharia Ambiental) com uma distribuição quase simétrica entre homens e mulheres, logo percebe-se, dentro dessa base de dados que representa uma amostra dos graduandos da UFMG, uma clara tendência a extremos quanto à distribuição sexo/curso aliado a uma prevalência percentual de indivíduos do sexo masculino.</text:span></text:p>
      <text:p text:style-name="P12"><text:span text:style-name="T23"/></text:p>
      <text:p text:style-name="P12"><text:span text:style-name="T23"/></text:p>
      <text:p text:style-name="P12"><text:span text:style-name="T23"/></text:p>
      <text:p text:style-name="P12"><text:span text:style-name="T23"/></text:p>
      <text:p text:style-name="P12"><text:span text:style-name="T23"/></text:p>
      <text:p text:style-name="P12"><text:span text:style-name="T23"/></text:p>
      <text:p text:style-name="P12"><text:span text:style-name="T23"/></text:p>
      <text:p text:style-name="P12"><text:span text:style-name="T23"/></text:p>
      <text:p text:style-name="P13"><text:span text:style-name="T23"/></text:p>
      <text:p text:style-name="P14"><draw:frame text:anchor-type="as-char" svg:width="127.00mm" svg:height="127.00mm" style:rel-width="scale" style:rel-height="scale"><draw:object-ole xlink:href="OleObj2"/><draw:image xlink:href="ObjectReplacements/OleObj2"/></draw:frame><text:span text:style-name="T24">Histograma<text:s/></text:span><text:span text:style-name="T25">–</text:span><text:span text:style-name="T26"><text:s/>N</text:span><text:span text:style-name="T27">úmero de Alunos X Faixa Etária</text:span></text:p>
      <text:p text:style-name="P15"><text:span text:style-name="T28"/></text:p>
      <text:p text:style-name="P15"><text:span text:style-name="T28"/></text:p>
      <text:p text:style-name="P16"><text:span text:style-name="T29"><text:tab/></text:span><text:span text:style-name="T30">Média Aritmética: 20,2 Anos<text:tab/>Mediana: 20 Anos<text:tab/>Moda: 19 Anos</text:span></text:p>
      <text:p text:style-name="P16"><text:span text:style-name="T31"><text:tab/>A partir da análise dos dados do Histograma - Número de Alunos X Faixa Etária, nota-se que grande parte (88,67%) dos alunos da turma TN do curso de Estatistica e Probabilidades da UFMG tem entre 16 e 22 anos, sendo que a maioria (50.94%) dos alunos tem entre 18 e 20 anos ( Vale-se observar que essa distribuição é bem próxima da Mediana ( 20 Anos ) e da Moda ( 19 Anos ) da Idade ). Além disso, as faixas dos 24 aos 26, 26 aos 28, e 28 aos 30 anos tem o menor número de alunos e ocorrem em mesma porcentagem de alunos (1.89%) cada uma. Afinal, dado que, segundo o Instituto Brasileiro de Geografia e Estatistica (IBGE), a idade que define um jovem brasileiro é de 15 aos 24 anos, pode-se afirmar que a turma TN citada é composta por uma população majoritariamente de jovens.</text:span></text:p>
      <text:p text:style-name="P17"><text:span text:style-name="T32"/></text:p>
      <text:p text:style-name="P17"><text:span text:style-name="T33"/></text:p>
      <text:p text:style-name="P17"><text:span text:style-name="T33"/></text:p>
      <text:p text:style-name="P17"><text:span text:style-name="T33"/></text:p>
      <text:p text:style-name="P17"><text:span text:style-name="T33"/></text:p>
      <text:p text:style-name="P17"><text:span text:style-name="T33"/></text:p>
      <text:p text:style-name="P17"><text:span text:style-name="T33"/></text:p>
      <text:p text:style-name="P17"><text:span text:style-name="T33"/></text:p>
      <text:p text:style-name="P17"><text:span text:style-name="T33"/></text:p>
      <text:p text:style-name="P17"><text:span text:style-name="T33"/></text:p>
      <text:p text:style-name="P18"><text:span text:style-name="T33"/></text:p>
      <text:p text:style-name="P18"><text:span text:style-name="T34">Boxplot<text:s/></text:span><text:span text:style-name="T35">–</text:span><text:span text:style-name="T36"><text:s/>Idade X Sexo</text:span></text:p>
      <text:p text:style-name="P19"><draw:frame text:anchor-type="as-char" svg:width="127.00mm" svg:height="127.00mm" style:rel-width="scale" style:rel-height="scale"><draw:object-ole xlink:href="OleObj3"/><draw:image xlink:href="ObjectReplacements/OleObj3"/></draw:frame><text:span text:style-name="T37"/></text:p>
      <text:p text:style-name="P19"><text:span text:style-name="T38"><text:tab/>Ao analisar esse Boxplot observa-se que a idade por sexo dos alunos da turma TN do curso de Estatistica e Probabilidades da UFMG tem aproximadamente a mesma variância, visto que as duas “caixas” dos boxplots têm praticamente a mesma altura. Apesar disso, as mulheres possuem mediana de idade igual a 19 e os homens possuem mediana de idade igual a 20. É importante denotar que a mediana para as mulheres está próxima ào segundo quartil, o que leva os dados à apresentarem assimetria positiva. No que tange àos homens, no entanto, temos dados com característica simétrica devido à posição central da mediana entre o terceiro e segundo quartis. A moda de idade de homens e mulheres é 19. Nota-se que existe um outlier no boxplot das mulheres, que é uma aluna com 25 anos de idade, e dois outliers no boxplot dos homens, que são um aluno com 27 anos e outro com 28. O gráfico nos auxilia a perceber que a turma TN não tem muita diferença de idade entre os alunos.</text:span></text:p>
      <text:p text:style-name="P19"><text:span text:style-name="T39"/></text:p>
      <text:p text:style-name="P19"><text:span text:style-name="T39"/></text:p>
      <text:p text:style-name="P19"><text:span text:style-name="T39"/></text:p>
      <text:p text:style-name="P19"><text:span text:style-name="T39"/></text:p>
      <text:p text:style-name="P19"><text:span text:style-name="T39"/></text:p>
      <text:p text:style-name="P20"><draw:frame text:anchor-type="as-char" svg:width="146.31mm" svg:height="146.05mm" style:rel-width="scale" style:rel-height="scale"><draw:object-ole xlink:href="OleObj4"/><draw:image xlink:href="ObjectReplacements/OleObj4"/></draw:frame><text:span text:style-name="T40">Gráfico de barras<text:s/></text:span><text:span text:style-name="T41">–</text:span><text:span text:style-name="T42"><text:s/>Sexo X Local de Nascimento</text:span></text:p>
      <text:p text:style-name="P21"><text:span text:style-name="T43"><text:tab/>A partir da análise dos dados representados pelo gráfico acima observa-se que mais de 60% dos alunos entrevistados nasceram na capital - Belo Horizonte, sendo que dessa porcentagem cerca de 22% são mulheres e 43% são homens. Os alunos nascidos no interior do estado representam mais 30% da turma, sendo 10% mulheres 20% homens. Como esperado, os alunos que nasceram em outro estado assim como aqueles que nasceram em outro país representam uma porcentagem muito baixa do total, além de que todos são homens. O gráfico nos auxilia a perceber o seguinte - tanto nos alunos da turma nascidos na capital quanto nos nascidos no interior do estado os homens são a maioria, e não possuímos nenhuma mulher que nasceu em outro estado ou outro país no banco de dados estudado.</text:span></text:p>
      <text:p text:style-name="P21"><text:span text:style-name="T44"/></text:p>
      <text:p text:style-name="P21"><text:span text:style-name="T44"/></text:p>
      <text:p text:style-name="P21"><text:span text:style-name="T44"/></text:p>
      <text:p text:style-name="P22"><draw:frame text:anchor-type="as-char" svg:width="127.00mm" svg:height="127.00mm" style:rel-width="scale" style:rel-height="scale"><draw:object-ole xlink:href="OleObj5"/><draw:image xlink:href="ObjectReplacements/OleObj5"/></draw:frame><text:span text:style-name="T45">Boxplot<text:s/></text:span><text:span text:style-name="T46">–</text:span><text:span text:style-name="T47"><text:s/>Tentativas no Enem X Anos no Cursinho</text:span></text:p>
      <text:p text:style-name="P23"><text:span text:style-name="T48"><text:tab/>Analisando o Boxplot acima é possível perceber que a posição e a altura das caixas é semelhante e, assim, ambas possuem uma variabilidade próxima. Ademais, ambas caixas são assimétricas, entretanto, a concentração de tentativas daqueles que não fizeram Cursinho se encontra em 3, enquanto a concentração daqueles que fizeram se encontra em 2. Logo, observa-se que aqueles alunos que fizeram cursinho conseguiram alcançar a nota desejada com menos tentativas em relação aos que não fizeram cursinho; mesmo que essa diferença seja mínima, isso nos mostra que o cursinho tem um impacto positivo no processo seletivo do Enem. Há ainda, a presença de dois Outliers dentre os alunos que não fizeram cursinho: um no extremo superior com 5 tentativas e outro, peculiar, no extremo inferior com 0 tentativas. Essa peculiaridade está no fato de que tal aluno não fez nenhuma tentativa no Enem para entrar no curso, logo é clara a possibilidade de termos um aluno transferido ou até mesmo de intercâmbio em nossa turma, o que é algo incomum.</text:span></text:p>
      <text:p text:style-name="P24"><text:span text:style-name="T49"><text:line-break/></text:span></text:p>
      <text:p text:style-name="P25"><draw:frame text:anchor-type="as-char" svg:width="170.13mm" svg:height="137.58mm" style:rel-width="scale" style:rel-height="scale"><draw:object-ole xlink:href="OleObj6"/><draw:image xlink:href="ObjectReplacements/OleObj6"/></draw:frame><text:span text:style-name="T50"/></text:p>
      <text:p text:style-name="P26"><text:span text:style-name="T51"><text:tab/>Na Tabela de Principais contribuições na escolha do curso por sexo podemos observar que a maioria dos alunos, tanto do sexo feminino quanto do masculino, tiveram como principal fator contribuinte a Vocação na hora de escolher o curso. Além disso, somente 3 alunas escolheram outros fatores conjuntos que foram: Salário, Mercado de trabalho; Salário, Vocação; e Salário, Mercado de trabalho, Vocação. Ou seja, Todas as Alunas, por exceção de uma, assinalaram "Vocação" como fator contribuinte. Já os alunos do sexo masculino, apesar de possuírem também a vocação como um fator determinante, apresentaram um quadro de opções um pouco mais distribuído quando comparado com as mulheres, marcando mais fatores conjuntos e tendo o salário, assim como o mercado de trabalho, como fatores significativos para sua escolha. Por fim, reiteramos que a Vocação é o fator mais significativo, o que pode indicar que os alunos da turma TN possuem um personalidade e opinião definida quanto ao que querem em sua maioria, tendo poucos contribuintes externos em sua decisão de carreira profissional.</text:span></text:p>
      <text:p text:style-name="P26"><text:span text:style-name="T52"/></text:p>
      <text:p text:style-name="P27"><draw:frame text:anchor-type="as-char" svg:width="84.93mm" svg:height="297.13mm" style:rel-width="scale" style:rel-height="scale"><draw:object-ole xlink:href="OleObj7"/><draw:image xlink:href="ObjectReplacements/OleObj7"/></draw:frame><text:span text:style-name="T52"/></text:p>
      <text:p text:style-name="P27"><text:span text:style-name="T52"/></text:p>
      <text:p text:style-name="P27"><text:span text:style-name="T53">Na Tabela de Frequências para Influência na escolha do Curso podemos observar que o professor é o fator que mais exerce influência na escolha, com uma frequência relativa de 22,54%, baseando-se nos dados da turma TN. Nota-se também que há uma influência significativa de<text:s text:c="2"/>Parentes, Pesquisa na Mídia e Orientação vocacional na escolha, visto que possuem frequências entre 5,66% e 9,43%.</text:span></text:p>
      <text:p text:style-name="P28"><text:span text:style-name="T53">Analisando também as opções individuais, juntamente com as marcadas em conjunto, podemos observar que um total de 28 alunos apontaram o professor como influência, o que representa uma frequência relativa de 52,83%, ou seja, a maioria dos alunos, consideram o professor como um fator de influência determinante na escolha do curso. Isso nos mostra o quanto o poder que a influência desses professores têm sobre as escolhas futuras de seus discípulos. Por fim, visando um quadro geral, as opções foram marcadas de forma bem distribuída, o que pode indicar uma variabilidade razoável nas influências.</text:span></text:p>
      <text:p text:style-name="P29"><text:span text:style-name="T54"><text:line-break/><text:line-break/><text:line-break/><text:line-break/><text:line-break/><text:line-break/><text:line-break/><text:line-break/><text:line-break/><text:line-break/><text:line-break/></text:span></text:p>
      <text:p text:style-name="P30"><text:span text:style-name="T55">Gráfico de Barras<text:s/></text:span><text:span text:style-name="T56">–</text:span><text:span text:style-name="T57"><text:s/>Religi</text:span><text:span text:style-name="T58">ão (Frequência Relativa) X Curso</text:span></text:p>
      <text:p text:style-name="P31"><draw:frame text:anchor-type="as-char" svg:width="127.00mm" svg:height="127.00mm" style:rel-width="scale" style:rel-height="scale"><draw:object-ole xlink:href="OleObj8"/><draw:image xlink:href="ObjectReplacements/OleObj8"/></draw:frame><text:span text:style-name="T59"/></text:p>
      <text:p text:style-name="P31"><text:span text:style-name="T60"><text:tab/>Quanto às frequências relativas, as únicas situações em que há frequência de 100% para uma categoria de religião se aplica aos cursos que possuem apenas um aluno na turma, como visto nos cursos de Engenharia de Controle e Automação,Engenharia de Sistemas, Química e Licenciatura em Matemática. A partir do segundo curso com menos alunos na turma - Engenharia Ambiental - com 2 alunos, já há a presença de duas categorias. Outro detalhe é a ausência de Espíritas em todos os cursos. Em um contexto geral é visto nessa turma de graduandos uma frequência por curso mais notável das categorias Católica, Agnóstica e Ateu.</text:span></text:p>
      <text:p text:style-name="P31"><text:span text:style-name="T61"/></text:p>
      <text:p text:style-name="P31"><text:span text:style-name="T61"/></text:p>
      <text:p text:style-name="P31"><text:span text:style-name="T61"/></text:p>
      <text:p text:style-name="P31"><text:span text:style-name="T61"/></text:p>
      <text:p text:style-name="P32"><text:span text:style-name="T62">Boxplot<text:s/></text:span><text:span text:style-name="T63">–</text:span><text:span text:style-name="T64"><text:s/>Renda X Trabalho</text:span></text:p>
      <text:p text:style-name="P33"><draw:frame text:anchor-type="as-char" svg:width="127.00mm" svg:height="127.00mm" style:rel-width="scale" style:rel-height="scale"><draw:object-ole xlink:href="OleObj9"/><draw:image xlink:href="ObjectReplacements/OleObj9"/></draw:frame><text:span text:style-name="T66"><text:tab/>Na comparação das variáveis renda por trabalho temos que<text:s text:c="2"/>a caixa representante dos alunos que não trabalham é superior em amplitude contra as outras categorias dessa variável, demonstrando que o grupo dos<text:s text:c="2"/>estudantes que não possuem emprego (maioria da turma) apresentam tanto a menor renda quanto a maior renda, dando destaque para o dois outliers presentes nessa categoria, de 20 e 30 salários mínimos. Isso pode se dar devido ao fato de que muitos do estudantes dessa turma serem jovens graduandos. Outro detalhe é o fato da categoria de trabalho em empresa pública não possuir variabilidade, sendo visível apenas o traço da mediana, cujo valor é 6. O motivo disso se deve ao fato de apenas um estudante se encaixar nessa categoria, logo delimitando a média, mediana, moda, e os quartis. Outra informação interessante é como as caixas das categorias empresa privada e familiar são simétricas, demostrando como os dados coletados, quando ordenados, estão bem distribuidos sobre essa relação entre as variáveis renda e trabalha. Por fim, observamos a categoria “outro” com a segunda menor amplitude e menor valor máximo, além de ser assimétrica com sua mediana tocando o seu mínimo. Por fim, concluimos que, devido à grande variabilidade quanto às rendas familiares, é difícil estabelecer uma relação clara entre a atuação em determinado tipo de empresa e a renda.</text:span></text:p>
      <text:p text:style-name="P34"><text:span text:style-name="T67">Boxplot<text:s/></text:span><text:span text:style-name="T68">–</text:span><text:span text:style-name="T69"><text:s/>Peso (kg) X Curso</text:span></text:p>
      <text:p text:style-name="P35"><text:span text:style-name="T70"/></text:p>
      <text:p text:style-name="P36"><draw:frame text:anchor-type="as-char" svg:width="127.00mm" svg:height="127.00mm" style:rel-width="scale" style:rel-height="scale"><draw:object-ole xlink:href="OleObj10"/><draw:image xlink:href="ObjectReplacements/OleObj10"/></draw:frame><text:span text:style-name="T71"><text:tab/>A partir desse gráfico podemos concluir que o curso com a maior mediana é Engenharia Mecânica, totalizando 95 kg. Percebe-se a simetria do curso de Engenharia Produção, cuja mediana é de 68 kg e sua variabilidade é a menor dentre os cursos com mais de um membro. Já o curso de Engenharia Ambiental também apresenta simetria dos dados, com mediana de 70 kg, porém sua variabilidade é a mais alta. Ademais, o curso de Sistemas de Informação conta com dois outliers um acima do terceiro quartil e outro abaixo do primeiro quartil. Para o curso de Engenharia Espacial temos assimetria à direita, mediana de 62 kg e uma variabilidade relativamente baixa. Por último, o curso de Matemática possui um outlier com mais de 95 kg.</text:span></text:p>
      <text:p text:style-name="P37"><text:span text:style-name="T72"/></text:p>
      <text:p text:style-name="P38"><draw:frame text:anchor-type="as-char" svg:width="146.31mm" svg:height="146.05mm" style:rel-width="scale" style:rel-height="scale"><draw:object-ole xlink:href="OleObj11"/><draw:image xlink:href="ObjectReplacements/OleObj11"/></draw:frame><text:span text:style-name="T72"/></text:p>
      <text:p text:style-name="P39"><text:span text:style-name="T73">Barplot - Iniciação Científica X Curso</text:span></text:p>
      <text:p text:style-name="P40"><text:span text:style-name="T74"><text:tab/>A partir da análise dos dados do Barplot - Iniciação Científica X Curso, nota-se que em seis dos treze cursos dos alunos da Turma TN de Estatistica e Probabilidade da UFMG, não há nenhum aluno que realiza Iniciação Científica (IC), sendo que, destes seis cursos, cinco são cursos da Escola de Engenharia. Contudo, nem todos os cursos na área de Engenharia tiveram nenhuma participação, a exemplo das Engenharias: Espacial, Ambiental e de Controle. Ademais, observa-se que para os cursos de Licenciatura em Matemática, Química e Engenharia, todos os alunos estão matriculados em IC, entretanto, deve-se lembrar que a distribuição de alunos por curso é desigual, e que nos cursos citados há apenas um aluno em cada um, o que explica uma participação em IC<text:s text:c="2"/>relativamente superior destes aos outros cursos.</text:span></text:p>
      <text:p text:style-name="P40"><text:span text:style-name="T74"><text:tab/>Afinal, observa-se que em três cursos: Química, Eng. Ambiental e Matématica, ocorreram alunos que realizam Iniciação Científica Voluntária, sendo grandes exemplos de pesquisadores que trabalham por solidariedade em prol do conhecimento e da ciência.</text:span></text:p>
      <text:p text:style-name="P41"><text:span text:style-name="T75"/></text:p>
      <text:p text:style-name="P41"><text:span text:style-name="T75"/></text:p>
      <text:p text:style-name="P41"><text:span text:style-name="T75"/></text:p>
      <text:p text:style-name="P41"><text:span text:style-name="T75"/></text:p>
      <text:p text:style-name="P41"><text:span text:style-name="T75"/></text:p>
      <text:p text:style-name="P41"><text:span text:style-name="T75"/></text:p>
      <text:p text:style-name="P41"><text:span text:style-name="T75"/></text:p>
      <text:p text:style-name="P41"><text:span text:style-name="T75"/></text:p>
      <text:p text:style-name="P41"><text:span text:style-name="T75"/></text:p>
      <text:p text:style-name="P41"><text:span text:style-name="T75"/></text:p>
      <text:p text:style-name="P41"><text:span text:style-name="T75"/></text:p>
      <text:p text:style-name="P41"><text:span text:style-name="T75"/></text:p>
      <text:p text:style-name="P41"><text:span text:style-name="T75"/></text:p>
      <text:p text:style-name="P41"><text:span text:style-name="T75"/></text:p>
      <text:p text:style-name="P41"><text:span text:style-name="T75"/></text:p>
      <text:p text:style-name="P41"><text:span text:style-name="T75"/></text:p>
      <text:p text:style-name="P41"><text:span text:style-name="T75"/></text:p>
      <text:p text:style-name="P41"><text:span text:style-name="T75"/></text:p>
      <text:p text:style-name="P41"><text:span text:style-name="T75"/></text:p>
      <text:p text:style-name="P41"><text:span text:style-name="T75"/></text:p>
      <text:p text:style-name="P41"><text:span text:style-name="T75"/></text:p>
      <text:p text:style-name="P41"><text:span text:style-name="T75"/></text:p>
      <text:p text:style-name="P41"><text:span text:style-name="T75"/></text:p>
      <text:p text:style-name="P41"><text:span text:style-name="T75"/></text:p>
      <text:p text:style-name="P41"><text:span text:style-name="T75"/></text:p>
      <text:p text:style-name="P42"><text:span text:style-name="T75"/></text:p>
      <text:list text:style-name="L43">
        <text:list-item>
          <text:p text:style-name="P43"><text:span text:style-name="T76">CONCLUSÃO</text:span></text:p>
        </text:list-item>
      </text:list>
      <text:p text:style-name="P44"><text:span text:style-name="T77"><text:tab/>...</text:span></text:p>
      <text:p text:style-name="P44"><text:span text:style-name="T77"><text:tab/>Em suma, ao extrair informações dessa base de dados vemos que uma parcela significativa delas vai de encontro com o observado no censo da UFMG. A maioria católica, a disparidade entre a representação feminina e masculina no meio acadêmico, a predominância de indivíduos pertencetes à classe média e classe média baixa. Tudo isso corrobora nossa constatação de que a turma TN é um mini-retrato representativo do todo formado pela UFMG.</text:span></text:p>
      <text:p text:style-name="P45"><text:span text:style-name="T78"/></text:p>
      <text:p text:style-name="P45"><text:span text:style-name="T78"/></text:p>
      <text:p text:style-name="P45"><text:span text:style-name="T78"/></text:p>
      <text:list text:style-name="L46">
        <text:list-item>
          <text:p text:style-name="P46"><text:span text:style-name="T79">Apêndice.</text:span></text:p>
        </text:list-item>
      </text:list>
      <text:p text:style-name="P47"><text:span text:style-name="T80"/></text:p>
      <text:p text:style-name="P48"><text:span text:style-name="T81">“R: The Project for Statistical Computing” :<text:s/></text:span><text:a xlink:href="https://www.r-project.org/"><text:span text:style-name="T82">https://www.r-project.org/</text:span></text:a><text:span text:style-name="T83"><text:s/></text:span></text:p>
      <text:p text:style-name="P48"><text:span text:style-name="T83">"Quick-R by DataCamp":<text:s/></text:span><text:a xlink:href="https://www.statmethods.net/index.html"><text:span text:style-name="T84">https://www.statmethods.net/index.html</text:span></text:a><text:span text:style-name="T85"/></text:p>
      <text:p text:style-name="P48"><text:span text:style-name="T86">“Censo Ufmg” :<text:s/></text:span><text:a xlink:href="https://www.ufmg.br/censo/"><text:span text:style-name="T87">https://www.ufmg.br/censo/</text:span></text:a><text:span text:style-name="T88"><text:s/></text:span></text:p>
      <text:p text:style-name="P48"><text:span text:style-name="T89"/></text:p>
      <text:p text:style-name="P48"><text:span text:style-name="T89"/></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